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est" style:master-page-name="MP0" style:family="paragraph">
      <style:paragraph-properties fo:break-before="page" style:page-number="1"/>
    </style:style>
    <style:style style:name="T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18" style:parent-style-name="Normální" style:family="paragraph">
      <style:paragraph-properties fo:margin-bottom="0in" fo:text-indent="0.4916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1" style:parent-style-name="Normální" style:family="paragraph">
      <style:paragraph-properties fo:margin-bottom="0in" fo:text-indent="0.4916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2" style:parent-style-name="Normální" style:family="paragraph">
      <style:paragraph-properties fo:margin-bottom="0in">
        <style:tab-stops>
          <style:tab-stop style:type="left" style:position="5.6104in"/>
        </style:tab-stops>
      </style:paragraph-properties>
    </style:style>
    <style:style style:name="T2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33" style:parent-style-name="Normální" style:family="paragraph">
      <style:paragraph-properties fo:margin-bottom="0in">
        <style:tab-stops>
          <style:tab-stop style:type="left" style:position="4.9305in"/>
        </style:tab-stops>
      </style:paragraph-properties>
      <style:text-properties fo:font-weight="bold" style:font-weight-asian="bold" fo:font-style="italic" style:font-style-asian="italic" fo:text-transform="uppercase" fo:color="#000000" fo:font-size="12pt" style:font-size-asian="12pt" style:font-size-complex="12pt"/>
    </style:style>
    <style:style style:name="T3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46" style:parent-style-name="Normální" style:family="paragraph">
      <style:paragraph-properties fo:margin-bottom="0in" fo:text-indent="0.4916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47" style:parent-style-name="Normální" style:family="paragraph">
      <style:paragraph-properties fo:margin-bottom="0in" fo:text-indent="0.4916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48" style:parent-style-name="Normální" style:family="paragraph">
      <style:paragraph-properties fo:margin-bottom="0in" fo:text-indent="0.4916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49" style:parent-style-name="Normální" style:family="paragraph">
      <style:paragraph-properties fo:margin-bottom="0in" fo:text-indent="0.4916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50" style:parent-style-name="Normální" style:family="paragraph">
      <style:paragraph-properties fo:margin-bottom="0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5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5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5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59" style:parent-style-name="Normální" style:family="paragraph">
      <style:paragraph-properties fo:margin-bottom="0in" fo:text-indent="0.4916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60" style:parent-style-name="Normální" style:family="paragraph">
      <style:paragraph-properties fo:break-before="page"/>
      <style:text-properties fo:font-weight="bold" style:font-weight-asian="bold" fo:font-style="italic" style:font-style-asian="italic" fo:text-transform="uppercase" fo:font-size="12pt" style:font-size-asian="12pt" style:font-size-complex="12pt" fo:hyphenate="true"/>
    </style:style>
    <style:style style:name="P61" style:parent-style-name="test" style:family="paragraph">
      <style:text-properties fo:text-transform="uppercase"/>
    </style:style>
    <style:style style:name="T6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6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6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6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6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6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6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6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7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7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7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7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7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7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76" style:parent-style-name="Normální" style:family="paragraph">
      <style:text-properties fo:font-weight="bold" style:font-weight-asian="bold" style:font-weight-complex="bold" fo:font-size="14pt" style:font-size-asian="14pt" style:font-size-complex="14pt"/>
    </style:style>
    <style:style style:name="T7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7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7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8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8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8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8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8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8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8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8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8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8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9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91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92" style:parent-style-name="Normální" style:family="paragraph">
      <style:text-properties fo:font-weight="bold" style:font-weight-asian="bold" fo:font-style="italic" style:font-style-asian="italic" fo:text-transform="uppercase" fo:color="#000000" fo:font-size="14pt" style:font-size-asian="14pt" style:font-size-complex="14pt"/>
    </style:style>
    <style:style style:name="T9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9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9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9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9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9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9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0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01" style:parent-style-name="Odkazintenzivní" style:family="text">
      <style:text-properties fo:font-weight="normal" style:font-weight-asian="normal" fo:color="#FCDC17"/>
    </style:style>
    <style:style style:name="T10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10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0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0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06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07" style:parent-style-name="Normální" style:family="paragraph">
      <style:paragraph-properties fo:margin-bottom="0in">
        <style:tab-stops>
          <style:tab-stop style:type="left" style:position="5.2909in"/>
        </style:tab-stops>
      </style:paragraph-properties>
      <style:text-properties fo:font-weight="bold" style:font-weight-asian="bold" fo:text-transform="uppercase" fo:color="#000000" fo:font-size="14pt" style:font-size-asian="14pt" style:font-size-complex="14pt"/>
    </style:style>
    <style:style style:name="T10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0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1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1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1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1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1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1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116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17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1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1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20" style:parent-style-name="Normální" style:family="paragraph">
      <style:paragraph-properties fo:break-before="page"/>
      <style:text-properties fo:font-weight="bold" style:font-weight-asian="bold" fo:font-style="italic" style:font-style-asian="italic" fo:text-transform="uppercase" fo:font-size="12pt" style:font-size-asian="12pt" style:font-size-complex="12pt" fo:hyphenate="true"/>
    </style:style>
    <style:style style:name="T12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2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1" style:parent-style-name="Standardnípísmoodstavce" style:family="text">
      <style:text-properties fo:font-style="italic" style:font-style-asian="italic" fo:color="#000000"/>
    </style:style>
    <style:style style:name="T13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3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13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4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41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42" style:parent-style-name="Normální" style:family="paragraph">
      <style:paragraph-properties fo:margin-bottom="0in" fo:margin-left="0.4916in">
        <style:tab-stops/>
      </style:paragraph-properties>
    </style:style>
    <style:style style:name="T143" style:parent-style-name="Standardnípísmoodstavce" style:family="text"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144" style:parent-style-name="Standardnípísmoodstavce" style:family="text">
      <style:text-properties fo:font-weight="bold" style:font-weight-asian="bold" fo:font-style="italic" style:font-style-asian="italic" fo:text-transform="uppercase" fo:color="#000000" fo:font-size="14pt" style:font-size-asian="14pt" style:font-size-complex="14pt"/>
    </style:style>
    <style:style style:name="P145" style:parent-style-name="Normální" style:family="paragraph">
      <style:paragraph-properties fo:margin-bottom="0in">
        <style:tab-stops>
          <style:tab-stop style:type="left" style:position="5.5229in"/>
        </style:tab-stops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14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4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4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4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5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5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5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5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5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5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5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157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5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5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6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16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6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17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71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7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7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74" style:parent-style-name="Normální" style:family="paragraph">
      <style:paragraph-properties fo:margin-bottom="0in" fo:margin-left="0.4916in">
        <style:tab-stops/>
      </style:paragraph-properties>
    </style:style>
    <style:style style:name="T17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7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7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7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7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8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8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8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18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8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8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86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187" style:parent-style-name="Normální" style:family="paragraph">
      <style:paragraph-properties fo:break-before="page" fo:margin-bottom="0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18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8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19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19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0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01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0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03" style:parent-style-name="Normální" style:family="paragraph">
      <style:paragraph-properties fo:margin-bottom="0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20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0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0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0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0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0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1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2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221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2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2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2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25" style:parent-style-name="Normální" style:family="paragraph">
      <style:paragraph-properties fo:margin-bottom="0in">
        <style:tab-stops>
          <style:tab-stop style:type="left" style:position="5.4187in"/>
        </style:tab-stops>
      </style:paragraph-properties>
      <style:text-properties fo:font-weight="bold" style:font-weight-asian="bold" fo:font-style="italic" style:font-style-asian="italic" fo:text-transform="uppercase" fo:color="#000000"/>
    </style:style>
    <style:style style:name="T22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2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2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2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3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3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3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3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3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3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236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37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3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3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40" style:parent-style-name="Normální" style:family="paragraph">
      <style:paragraph-properties fo:break-before="page"/>
      <style:text-properties fo:font-weight="bold" style:font-weight-asian="bold" fo:font-style="italic" style:font-style-asian="italic" fo:text-transform="uppercase" fo:font-size="12pt" style:font-size-asian="12pt" style:font-size-complex="12pt" fo:hyphenate="true"/>
    </style:style>
    <style:style style:name="P241" style:parent-style-name="Normální" style:family="paragraph">
      <style:paragraph-properties fo:margin-bottom="0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24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4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4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4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4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4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24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4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5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51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25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5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5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5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5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5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5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5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6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6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26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6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6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6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66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26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6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6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7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7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7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7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7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7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7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277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7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7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8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81" style:parent-style-name="Normální" style:family="paragraph">
      <style:paragraph-properties fo:margin-bottom="0in">
        <style:tab-stops>
          <style:tab-stop style:type="left" style:position="5.1159in"/>
        </style:tab-stops>
      </style:paragraph-properties>
      <style:text-properties fo:font-weight="bold" style:font-weight-asian="bold" fo:text-transform="uppercase" fo:color="#000000" fo:font-size="12pt" style:font-size-asian="12pt" style:font-size-complex="12pt"/>
    </style:style>
    <style:style style:name="T28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8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9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291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9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9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9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9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296" style:parent-style-name="Normální" style:family="paragraph">
      <style:paragraph-properties fo:margin-bottom="0in">
        <style:tab-stops>
          <style:tab-stop style:type="left" style:position="5.4187in"/>
        </style:tab-stops>
      </style:paragraph-properties>
      <style:text-properties fo:font-weight="bold" style:font-weight-asian="bold" fo:font-style="italic" style:font-style-asian="italic" fo:text-transform="uppercase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297" style:parent-style-name="Normální" style:family="paragraph">
      <style:paragraph-properties fo:margin-bottom="0in">
        <style:tab-stops>
          <style:tab-stop style:type="left" style:position="5.4187in"/>
        </style:tab-stops>
      </style:paragraph-properties>
      <style:text-properties fo:font-weight="bold" style:font-weight-asian="bold" fo:font-style="italic" style:font-style-asian="italic" fo:text-transform="uppercase" fo:color="#000000" fo:font-size="14pt" style:font-size-asian="14pt" style:font-size-complex="14pt"/>
    </style:style>
    <style:style style:name="T29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29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304" style:parent-style-name="Normální" style:family="paragraph">
      <style:paragraph-properties fo:margin-bottom="0in">
        <style:tab-stops>
          <style:tab-stop style:type="left" style:position="5.5229in"/>
        </style:tab-stops>
      </style:paragraph-properties>
      <style:text-properties fo:font-weight="bold" style:font-weight-asian="bold" style:font-style-complex="italic" fo:text-transform="uppercase" fo:color="#000000" fo:font-size="14pt" style:font-size-asian="14pt" style:font-size-complex="14pt"/>
    </style:style>
    <style:style style:name="T30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0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1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1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1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1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1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1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1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317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1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1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20" style:parent-style-name="Normální" style:family="paragraph">
      <style:paragraph-properties fo:margin-bottom="0in" fo:margin-left="0.4916in">
        <style:tab-stops/>
      </style:paragraph-properties>
    </style:style>
    <style:style style:name="T321" style:parent-style-name="Standardnípísmoodstavce" style:family="text"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22" style:parent-style-name="Normální" style:family="paragraph">
      <style:paragraph-properties fo:margin-bottom="0in">
        <style:tab-stops>
          <style:tab-stop style:type="left" style:position="5.5229in"/>
        </style:tab-stops>
      </style:paragraph-properties>
      <style:text-properties fo:font-weight="bold" style:font-weight-asian="bold" fo:text-transform="uppercase" fo:font-size="14pt" style:font-size-asian="14pt" style:font-size-complex="14pt"/>
    </style:style>
    <style:style style:name="T32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2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3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3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33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3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3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3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36" style:parent-style-name="Normální" style:family="paragraph">
      <style:paragraph-properties fo:break-before="page"/>
      <style:text-properties fo:font-weight="bold" style:font-weight-asian="bold" fo:font-style="italic" style:font-style-asian="italic" fo:text-transform="uppercase" fo:font-size="12pt" style:font-size-asian="12pt" style:font-size-complex="12pt" fo:hyphenate="true"/>
    </style:style>
    <style:style style:name="P337" style:parent-style-name="Normální" style:family="paragraph">
      <style:paragraph-properties fo:margin-bottom="0in"/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33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3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4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34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50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51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5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T35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5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5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5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5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5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5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6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6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6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6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6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36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66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67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68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69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70" style:parent-style-name="Normální" style:family="paragraph">
      <style:paragraph-properties fo:margin-bottom="0in">
        <style:tab-stops>
          <style:tab-stop style:type="left" style:position="5.5229in"/>
        </style:tab-stops>
      </style:paragraph-properties>
      <style:text-properties fo:font-weight="bold" style:font-weight-asian="bold" fo:text-transform="uppercase" fo:color="#000000" fo:font-size="14pt" style:font-size-asian="14pt" style:font-size-complex="14pt"/>
    </style:style>
    <style:style style:name="T37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7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7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7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7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7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7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7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7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8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8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382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83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84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85" style:parent-style-name="Normální" style:family="paragraph">
      <style:paragraph-properties fo:margin-bottom="0in" fo:margin-left="0.4916in">
        <style:tab-stops/>
      </style:paragraph-properties>
      <style:text-properties fo:font-weight="bold" style:font-weight-asian="bold" fo:font-style="italic" style:font-style-asian="italic" fo:text-transform="uppercase" fo:font-size="12pt" style:font-size-asian="12pt" style:font-size-complex="12pt"/>
    </style:style>
    <style:style style:name="P386" style:parent-style-name="Normální" style:family="paragraph">
      <style:paragraph-properties fo:margin-bottom="0in">
        <style:tab-stops>
          <style:tab-stop style:type="left" style:position="5.5229in"/>
        </style:tab-stops>
      </style:paragraph-properties>
      <style:text-properties fo:font-weight="bold" style:font-weight-asian="bold" fo:font-style="italic" style:font-style-asian="italic" fo:text-transform="uppercase" fo:color="#000000"/>
    </style:style>
    <style:style style:name="T38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8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8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9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9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9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9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9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9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39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397" style:parent-style-name="Normální" style:family="paragraph">
      <style:paragraph-properties fo:margin-bottom="0in">
        <style:tab-stops>
          <style:tab-stop style:type="left" style:position="5.5229in"/>
        </style:tab-stops>
      </style:paragraph-properties>
      <style:text-properties fo:font-weight="bold" style:font-weight-asian="bold" fo:text-transform="uppercase" fo:color="#000000" fo:font-size="14pt" style:font-size-asian="14pt" style:font-size-complex="14pt"/>
    </style:style>
    <style:style style:name="P398" style:parent-style-name="Normální" style:family="paragraph">
      <style:paragraph-properties fo:break-before="page"/>
      <style:text-properties fo:font-weight="bold" style:font-weight-asian="bold" fo:text-transform="uppercase" fo:color="#000000" fo:font-size="14pt" style:font-size-asian="14pt" style:font-size-complex="14pt" fo:hyphenate="true"/>
    </style:style>
    <style:style style:name="P399" style:parent-style-name="Normální" style:family="paragraph">
      <style:paragraph-properties fo:margin-bottom="0in">
        <style:tab-stops>
          <style:tab-stop style:type="left" style:position="5.5229in"/>
        </style:tab-stops>
      </style:paragraph-properties>
    </style:style>
    <style:style style:name="T400" style:parent-style-name="Standardnípísmoodstavce" style:family="text">
      <style:text-properties fo:font-weight="bold" style:font-weight-asian="bold" style:font-weight-complex="bold" fo:color="#FCDC17" fo:font-size="16pt" style:font-size-asian="16pt" style:font-size-complex="16pt"/>
    </style:style>
    <style:style style:name="T401" style:parent-style-name="Standardnípísmoodstavce" style:family="text">
      <style:text-properties fo:font-weight="bold" style:font-weight-asian="bold" style:font-weight-complex="bold" fo:font-size="16pt" style:font-size-asian="16pt" style:font-size-complex="16pt"/>
    </style:style>
    <style:style style:name="T402" style:parent-style-name="Standardnípísmoodstavce" style:family="text">
      <style:text-properties fo:font-weight="bold" style:font-weight-asian="bold" style:font-weight-complex="bold" fo:color="#FCDC17" fo:font-size="16pt" style:font-size-asian="16pt" style:font-size-complex="16pt"/>
    </style:style>
    <style:style style:name="T40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0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1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0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8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29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P430" style:parent-style-name="Normální" style:family="paragraph">
      <style:paragraph-properties fo:margin-bottom="0in">
        <style:tab-stops>
          <style:tab-stop style:type="left" style:position="5.5229in"/>
        </style:tab-stops>
      </style:paragraph-properties>
      <style:text-properties fo:font-weight="bold" style:font-weight-asian="bold" fo:text-transform="uppercase" fo:color="#000000" fo:font-size="14pt" style:font-size-asian="14pt" style:font-size-complex="14pt"/>
    </style:style>
    <style:style style:name="T431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2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3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4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5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6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7" style:parent-style-name="Odkazintenzivní" style:family="text">
      <style:text-properties fo:text-transform="uppercase" fo:font-variant="normal" fo:color="#FCDC17" fo:font-size="14pt" style:font-size-asian="14pt" style:font-size-complex="14pt"/>
    </style:style>
    <style:style style:name="T438" style:parent-style-name="Odkazintenzivní" style:family="text">
      <style:text-properties fo:text-transform="uppercase" fo:font-variant="normal" fo:color="#FCDC17" fo:font-size="14pt" style:font-size-asian="14pt" style:font-size-complex="14pt"/>
    </style:style>
  </office:automatic-styles>
  <office:body>
    <office:text text:use-soft-page-breaks="true">
      <text:p text:style-name="P1">PŘEDKRMY - STARTERS - ЗАКУСКА- ANLASSER</text:p>
      <text:h text:style-name="Nadpis1" text:outline-level="1"><text:span text:style-name="T8">Houbová polévka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80,- Kč</text:span><text:span text:style-name="T17"><text:line-break/>Mushroom soup / Грибной суп / Pilzsuppe</text:span></text:h>
      <text:p text:style-name="P18">Brambory, cibule, mrkev, houby, smetana</text:p>
      <text:p text:style-name="P19">Potatoes, onion, carrot, mushroom, cream</text:p>
      <text:p text:style-name="P20">Картошка, лук, морковь, грибы, сметана</text:p>
      <text:p text:style-name="P21">KARTOFFELN, ZWIEBELN, KAROTTEN, CHAMPIGNONS, SAHNE</text:p>
      <text:p text:style-name="P22"/>
      <text:h text:style-name="Nadpis1" text:outline-level="1"><text:span text:style-name="T23">Denní polévka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50,- kč</text:span><text:span text:style-name="T32"><text:line-break/>Daily soup / ЕЖЕДНЕВНЫЙ СУП / Tagessuppe</text:span></text:h>
      <text:p text:style-name="P33"/>
      <text:h text:style-name="Nadpis1" text:outline-level="1"><text:span text:style-name="T34">Uzený pstruh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145,- kč smoked trout / КОПЧЕНАЯ ФОРЕЛЬ / RÄUCHERFORELLE</text:span></text:h>
      <text:p text:style-name="Normální"/>
      <text:h text:style-name="Nadpis1" text:outline-level="1"><text:span text:style-name="T43">RAJČATOVÁ MOZARELLA S DOMÁCÍM BAZALKOVÝM PESTEM</text:span><text:span text:style-name="T44"><text:tab/>130,- Kč</text:span><text:span text:style-name="T45"><text:line-break/>MOZARELLA AND TOMATO SALAD / САЛАТ ИЗ МОЦАРЕЛЛЫ И ПОМИДОРОВ / SALAT MIT MOZZARELLA UND TOMATEN</text:span></text:h>
      <text:p text:style-name="P46">pesto sauce, basil, rocket salad</text:p>
      <text:p text:style-name="P47">pesto omáčka, bazalka, rukolový salát</text:p>
      <text:p text:style-name="P48">Песто, базиллик , руккола салат</text:p>
      <text:p text:style-name="P49">Pesto-Sauce, Basilikum, Rucolasalat</text:p>
      <text:p text:style-name="P50"/>
      <text:h text:style-name="Nadpis1" text:outline-level="1"><text:span text:style-name="T51">LOSOSOVÝ TATARÁK S CITRONEM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215,- kč</text:span><text:span text:style-name="T57"><text:line-break/>SALMON TARTAR WITH lemon / LACHSTARTAR MIT ZITRONE / ТАРТАР ИЗ ЛОСОСЯ С ЛИМОНОМ</text:span></text:h>
      <text:p text:style-name="P58">rokula A OLIVOVÝ OLEJ, pazitkA a toast<text:line-break/>rocket salad and olive oil, TOAST<text:line-break/>РУКОЛОЙ И ОЛИВКОВЫМ МАСЛОМ, ЧИВИ И ТОСТОМ</text:p>
      <text:p text:style-name="P59">Rucolasalat UND OLIVENÖL, toast</text:p>
      <text:p text:style-name="P60"/>
      <text:p text:style-name="P61">HLAVNÍ<text:s/>JÍDLA<text:s/>- MAIN<text:s/>DISHES<text:s/>-<text:s/>основные блюда<text:s/>-<text:s/>HAUPGERICHTE</text:p>
      <text:h text:style-name="Nadpis1" text:outline-level="1"><text:span text:style-name="T62">Jehněčí kolínkO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450,- Kč</text:span><text:span text:style-name="T71"><text:line-break/>Lamb knee / Колено ягненка / Lamm Haxe</text:span></text:h>
      <text:p text:style-name="P72">Listový špenát, pečené brambory</text:p>
      <text:p text:style-name="P73">Leafy spinach, roasted potatoes</text:p>
      <text:p text:style-name="P74">Листовой шпинат, жареный картофель</text:p>
      <text:p text:style-name="P75">Blattspinat, Bratkartoffeln</text:p>
      <text:p text:style-name="P76"/>
      <text:h text:style-name="Nadpis1" text:outline-level="1"><text:span text:style-name="T77">RUMP STEAK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400,-Kč</text:span><text:span text:style-name="T87"><text:line-break/>РУМП СТЕЙК / RUMPSTEAK</text:span></text:h>
      <text:p text:style-name="P88">Pečené brambory,tatarská omáčka</text:p>
      <text:p text:style-name="P89">Grilled potato, tartare sauce</text:p>
      <text:p text:style-name="P90">Жареная картошка, татарский СОУС</text:p>
      <text:p text:style-name="P91">Grillkartoffel, Tartar SOSSE</text:p>
      <text:p text:style-name="P92"/>
      <text:h text:style-name="Nadpis1" text:outline-level="1"><text:bookmark-start text:name="_Hlk111739887"/><text:span text:style-name="T93">PEČENÁ KACHNA</text:span><text:bookmark-end text:name="_Hlk111739887"/><text:span text:style-name="T94"><text:s/>s BRAMBOREM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290,-Kč</text:span><text:span text:style-name="T100"><text:line-break/>GRILLED DUCK / ЖАРЕНАЯ УТКА / GEGRILLTE</text:span><text:span text:style-name="T101"><text:s/></text:span><text:span text:style-name="T102">ENTE</text:span></text:h>
      <text:p text:style-name="P103">Pečené brambory, zeleninová obloha</text:p>
      <text:p text:style-name="P104">Grilled potato, garden salad</text:p>
      <text:p text:style-name="P105"><text:bookmark-start text:name="_Hlk110373704"/>Жареная<text:bookmark-end text:name="_Hlk110373704"/><text:s/>картошка, свежие овощи</text:p>
      <text:p text:style-name="P106">Grillkartoffeln, Gartensalat</text:p>
      <text:p text:style-name="P107"/>
      <text:h text:style-name="Nadpis1" text:outline-level="1"><text:span text:style-name="T108">PEČENÁ KACHNA s knedlíky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290,-Kč</text:span><text:span text:style-name="T115"><text:line-break/>GRILLED DUCK / ЖАРЕНАЯ УТКА / GEGRILLTE ENTE</text:span></text:h>
      <text:p text:style-name="P116">COOKED CABBAGE, DUMPLINGS</text:p>
      <text:p text:style-name="P117">knedlíky a zelí</text:p>
      <text:p text:style-name="P118">ВАРЕННАЯ КАПУСТА, ПЕЛЬМЕНИ</text:p>
      <text:p text:style-name="P119">GEKOCHTER KOHL, KNÖDEl</text:p>
      <text:p text:style-name="P120"/>
      <text:h text:style-name="Nadpis1" text:outline-level="1"><text:span text:style-name="T121">hOVĚZI GULAŠ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240,-kč</text:span><text:span text:style-name="T130"><text:line-break/>BEEF GOULASH / ГУЛЯШ ИЗ ГОВЯДИНЫ / RINDERGULASCH</text:span><text:span text:style-name="T131"><text:tab/></text:span></text:h>
      <text:h text:style-name="Nadpis1" text:outline-level="1"><text:span text:style-name="T132">HOVĚZÍ MASO NA THAJSKÝ ZPŮSOB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325,-Kč</text:span><text:span text:style-name="T138"><text:line-break/>THAI STYLE FRIED BEEF / ЖАРЕНАЯ ГОВЯДИНА В ТАЙСКОМ СТИЛЕ / GEBRATENES RINDFLEISCH IM THAI-STIL</text:span></text:h>
      <text:p text:style-name="P139">Zelenina mix, fazolky, mrkev, brokolice</text:p>
      <text:p text:style-name="P140">Mixed vegetable, beans, carrot, brocolli</text:p>
      <text:p text:style-name="P141">Смешанные овощи</text:p>
      <text:p text:style-name="P142"><text:span text:style-name="T143">Gemischtes Gemüse, Bohnen, Karotten, Brokkoli</text:span><text:span text:style-name="T144"><text:tab/></text:span></text:p>
      <text:p text:style-name="P145"/>
      <text:h text:style-name="Nadpis1" text:outline-level="1"><text:span text:style-name="T146">telecí řízek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320,- kč</text:span><text:span text:style-name="T156"><text:line-break/>VEAL CUTLET / КОТЛЕТА ИЗ ТЕЛЯТИНЫ / KALBSSCHNITZEL</text:span></text:h>
      <text:p text:style-name="P157">Hranolky, salát</text:p>
      <text:p text:style-name="P158">FRIES, SALAD</text:p>
      <text:p text:style-name="P159">ФРИ, САЛАТ</text:p>
      <text:p text:style-name="P160">POMMES, SALAT<text:s/></text:p>
      <text:p text:style-name="test">KUŘECÍ – CHICKEN – КУРИЦА - HÄHNCHEN</text:p>
      <text:h text:style-name="Nadpis1" text:outline-level="1"><text:bookmark-start text:name="_Hlk111738112"/><text:span text:style-name="T161">GRILOVANÝ KUŘECÍ ŠPÍZ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250,-Kč</text:span><text:span text:style-name="T169"><text:line-break/>GRILLED CHICKEN SKEWERS / ГРИЛОВАНАЯ КУРИЦА НА ШАМПУРАХ / GEGRILLTE HÄHNCHENSPIEßE</text:span><text:bookmark-end text:name="_Hlk111738112"/></text:h>
      <text:p text:style-name="P170">Hranolky, barbecue sauce</text:p>
      <text:p text:style-name="P171">French fries, barbecue sauce</text:p>
      <text:p text:style-name="P172">Картошка фри, барбекю соус</text:p>
      <text:p text:style-name="P173">Pommes Frites, Barbecue-Sauce</text:p>
      <text:p text:style-name="P174"/>
      <text:h text:style-name="Nadpis1" text:outline-level="1"><text:span text:style-name="T175">Přírodní kapsa se sýrem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280,-kč</text:span><text:span text:style-name="T182"><text:line-break/>chicken with cheese / НАТУРАЛЬНЫЙ КАРМАН С СЫРОМ / NATÜRLICHE TASCHE MIT KÄSE</text:span></text:h>
      <text:p text:style-name="P183">Pečené brambory, salát</text:p>
      <text:p text:style-name="P184">BAKED POTATOES, SALAD</text:p>
      <text:p text:style-name="P185">ЗАПЕЧЕННЫЙ КАРТОФЕЛЬ, САЛАТ</text:p>
      <text:p text:style-name="P186">GEBACKENE KARTOFFELN, SALAT</text:p>
      <text:p text:style-name="P187"/>
      <text:h text:style-name="Nadpis1" text:outline-level="1"><text:bookmark-start text:name="_Hlk111738210"/><text:span text:style-name="T188">Kuřecí řízek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250,-KČ</text:span><text:span text:style-name="T198"><text:line-break/>Chicken cutlet / Куриная котлета / Hühnerschnitzel</text:span><text:bookmark-end text:name="_Hlk111738210"/></text:h>
      <text:p text:style-name="P199">FRENCH FRIES, SALAD, SAUCE</text:p>
      <text:p text:style-name="P200">HRANOLKY, SALÁT, OMÁČKA</text:p>
      <text:p text:style-name="P201">КАРТОФЕЛЬ ФРИ, САЛАТ, СОУС</text:p>
      <text:p text:style-name="P202">POMMES FRITES, SALAT, SAUCE</text:p>
      <text:p text:style-name="P203"/>
      <text:h text:style-name="Nadpis1" text:outline-level="1"><text:span text:style-name="T204">KUŘECÍ KŘÍDLA - 6/12 kusů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text:s text:c="9"/>90/165,-kč</text:span><text:span text:style-name="T210"><text:line-break/>chicken wings 6/12 PCS / КРЫЛЫШКИ ЦЫПЛЕНКА / HÜHNERFLÜGEL</text:span></text:h>
      <text:p text:style-name="test">RYBA-FISH-РЫБА- FISCHE</text:p>
      <text:h text:style-name="Nadpis1" text:outline-level="1"><text:span text:style-name="T211">GRILOVANÝ LOSOS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350,-Kč</text:span><text:span text:style-name="T220"><text:line-break/>GRILLED SALMON / ГРИЛОВАННЫЙ ЛОСОСЬ / GEGRILLTER LACHS</text:span></text:h>
      <text:p text:style-name="P221">Hranolky, salát</text:p>
      <text:p text:style-name="P222">French fries, salad<text:s/></text:p>
      <text:p text:style-name="P223">Картошка фри, САЛАТ<text:s/></text:p>
      <text:p text:style-name="P224">Pommes Frites, SALAT<text:s/></text:p>
      <text:p text:style-name="P225"/>
      <text:h text:style-name="Nadpis1" text:outline-level="1"><text:span text:style-name="T226">GRILOVANÝ LOSOS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/text:span><text:span text:style-name="T233"><text:tab/></text:span><text:span text:style-name="T234"><text:tab/>350,-KČ</text:span><text:span text:style-name="T235"><text:line-break/>GRILLED SALMON / ГРИЛОВАННЫЙ ЛОСОСЬ / GEGRILLTER LACHS</text:span></text:h>
      <text:p text:style-name="P236"><text:bookmark-start text:name="_Hlk112165189"/>GRILOVANÉ BRAMBORY, míchaná zelenina, fazolky, mrkev A BROKOLICI</text:p>
      <text:p text:style-name="P237">grilled POTATOES, MIXED VEGETABLES, BEANS, CARROTS AND BROCCOLI</text:p>
      <text:p text:style-name="P238">КАРТОФЕЛЬ НА ГРИЛЕ, ОВОЩИ, ФАСОЛЬ, МОРКОВЬ И БРОККОЛИ</text:p>
      <text:p text:style-name="P239">GEGRILLTE KARTOFFELN, GEMISCHTES GEMÜSE, BOHNEN, KAROTTEN UND BROKKOL<text:bookmark-end text:name="_Hlk112165189"/></text:p>
      <text:p text:style-name="P240"/>
      <text:p text:style-name="P241"/>
      <text:h text:style-name="Nadpis1" text:outline-level="1"><text:span text:style-name="T242">PEČENÝ Pstruh S BYLINKAMI A MÁSLEM</text:span><text:span text:style-name="T243"><text:tab/></text:span><text:span text:style-name="T244"><text:tab/></text:span><text:span text:style-name="T245"><text:tab/></text:span><text:span text:style-name="T246"><text:tab/>300,-Kč</text:span><text:span text:style-name="T247"><text:line-break/>BAKED TROUT WITH HERBS AND BUTTER / ЗАПЕЧЕННАЯ ФОРЕЛЬ С ТРАВАМИ И МАСЛОМ / GEBACKENE FORELLE MIT KRÄUTERN UND BUTTER</text:span></text:h>
      <text:p text:style-name="P248">GRILOVANÉ BRAMBORY, míchaná zelenina, fazolky, mrkev A BROKOLICI</text:p>
      <text:p text:style-name="P249">grilled POTATOES, MIXED VEGETABLES, BEANS, CARROTS AND BROCCOLI</text:p>
      <text:p text:style-name="P250">КАРТОФЕЛЬ НА ГРИЛЕ, ОВОЩИ, ФАСОЛЬ, МОРКОВЬ И БРОККОЛИ</text:p>
      <text:p text:style-name="P251">GEGRILLTE KARTOFFELN, GEMISCHTES GEMÜSE, BOHNEN, KAROTTEN UND BROKKOLI</text:p>
      <text:p text:style-name="test">BIRYANI MENU</text:p>
      <text:h text:style-name="Nadpis1" text:outline-level="1"><text:span text:style-name="T252">KUŘECÍ BIRYANI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tab/></text:span><text:span text:style-name="T259"><text:tab/></text:span><text:span text:style-name="T260"><text:tab/>275,-Kč</text:span><text:span text:style-name="T261"><text:line-break/>CHICKEN BRYANI / КУРИЦА БИРЬЯНИ / HÜHNCHEN BIRYANI</text:span></text:h>
      <text:p text:style-name="P262">Basmati rýže, kari, zeleninový salát</text:p>
      <text:p text:style-name="P263">Basmati rice, curry spices, garden salad</text:p>
      <text:p text:style-name="P264">Басмати рис, карри специи, овощной салат</text:p>
      <text:p text:style-name="P265">Basmatireis, Currygewürze, Gartensalat</text:p>
      <text:p text:style-name="P266"/>
      <text:h text:style-name="Nadpis1" text:outline-level="1"><text:span text:style-name="T267">biryani KREVETAMI</text:span><text:span text:style-name="T268"><text:tab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</text:span><text:span text:style-name="T274"><text:tab/></text:span><text:span text:style-name="T275"><text:tab/>350,- Kč</text:span><text:span text:style-name="T276"><text:line-break/>PRAWN biryani / КРЕВЕТКИ БИРЬЯНИ / GARNELEN biryani</text:span></text:h>
      <text:p text:style-name="P277">RÝŽE BASMATI, KOŘENÍ NA KARI, SALÁT A RAJČATA</text:p>
      <text:p text:style-name="P278">BASMATI RICE, CURRY SPICES, SALAD AND TOMATO</text:p>
      <text:p text:style-name="P279">РИС БАСМАТИ, СПЕЦИИ КАРРИ, САЛАТ И ПОМИДОРЫ</text:p>
      <text:p text:style-name="P280">BASMATI-REIS, CURRY-GEWÜRZE, SALAT UND TOMATEN</text:p>
      <text:p text:style-name="P281"/>
      <text:h text:style-name="Nadpis1" text:outline-level="1"><text:span text:style-name="T282">ZELENINOVÉ BIRYANI</text:span><text:span text:style-name="T283"><text:tab/></text:span><text:span text:style-name="T284"><text:tab/></text:span><text:span text:style-name="T285"><text:tab/></text:span><text:span text:style-name="T286"><text:tab/></text:span><text:span text:style-name="T287"><text:tab/></text:span><text:span text:style-name="T288"><text:tab/></text:span><text:span text:style-name="T289"><text:tab/>250,-Kč</text:span><text:span text:style-name="T290"><text:line-break/>VEGETABLE BIRYANI / ВЕГЕТАРИАНСКИЙ БИРЬЯН / PFLANZLICHES BIRYANI</text:span></text:h>
      <text:p text:style-name="P291">Míchaná zelenina, zelené fazolky, mrkev, brokolice, kari koření</text:p>
      <text:p text:style-name="P292">Mixed vegetable, green beans, carrot,brocolli, curry spices</text:p>
      <text:p text:style-name="P293">Свежие овощи, фасоль, специи карри<text:s/></text:p>
      <text:p text:style-name="P294">Gemischtes Gemüse, grüne Bohnen, Karotten,</text:p>
      <text:p text:style-name="P295"><text:s/>Brokkoli, Currygewürze</text:p>
      <text:p text:style-name="P296"/>
      <text:p text:style-name="P297"/>
      <text:p text:style-name="test">TĚSTOVINY - PASTA – МАКАРОНЫ - GEWEBE</text:p>
      <text:h text:style-name="Nadpis1" text:outline-level="1"><text:span text:style-name="T298">těstoviny <text:s/>KUŘECÍm MASem a HOUBAMI</text:span><text:span text:style-name="T299"><text:tab/></text:span><text:span text:style-name="T300"><text:tab/></text:span><text:span text:style-name="T301"><text:tab/></text:span><text:span text:style-name="T302"><text:tab/>250,- Kč</text:span><text:span text:style-name="T303"><text:line-break/>PASTA, CHICKEN WITH MUSHROOM SAUCE / SКУРИЦА С ГРИБАМИ / HÄHNCHEN MIT PILZSOßE</text:span></text:h>
      <text:p text:style-name="P304"/>
      <text:h text:style-name="Nadpis1" text:outline-level="1"><text:span text:style-name="T305">aglio olio těstoviny s lososem</text:span><text:span text:style-name="T306"><text:tab/></text:span><text:span text:style-name="T307"><text:tab/></text:span><text:span text:style-name="T308"><text:tab/></text:span><text:span text:style-name="T309"><text:tab/></text:span><text:span text:style-name="T310"><text:tab/>280,-KČ</text:span><text:span text:style-name="T311"><text:line-break/>AGLIO OLIO PASTA WITH SALMON / ПАСТА AGLIO OLIO С ЛОСОСЕМ / AGLIO OLIO TEIGWAREN MIT LACHS</text:span></text:h>
      <text:p text:style-name="test">VEGETARIANSKÉ – VEGETARIAN - ВЕГЕТАРИАНСКАЯ ЕДА - VEGETARIERIN</text:p>
      <text:h text:style-name="Nadpis1" text:outline-level="1"><text:span text:style-name="T312">HUMUS S GRILOVANÝMI BRAMBORY A ZELENINOU</text:span><text:span text:style-name="T313"><text:tab/></text:span><text:span text:style-name="T314"><text:tab/></text:span><text:span text:style-name="T315"><text:tab/>250,-Kč</text:span><text:span text:style-name="T316"><text:line-break/>HUMMUS WITH GRILLED POTATO AND MIXED VEGETABLES / ХУММУС С ЖАРЕНОЙ КАРТОШКОЙ И СВЕЖИЕ ОВОЩИ / HUMMUS MIT GRILLKARTOFFELN UND GEMISCHTEM GEMÜSE</text:span></text:h>
      <text:p text:style-name="P317">Fazole, mrkev, brokolice, salát, rajče, hummus</text:p>
      <text:p text:style-name="P318">BEANS, carrot, broccoli , salad, tomato, hummus</text:p>
      <text:p text:style-name="P319">Марковка, брокколи, паприка, оливковое масло</text:p>
      <text:p text:style-name="P320"><text:span text:style-name="T321">BOHNEN, Karotte, Brokkoli, Salat, Tomate, Hummus</text:span></text:p>
      <text:p text:style-name="P322"/>
      <text:h text:style-name="Nadpis1" text:outline-level="1"><text:span text:style-name="T323">smažený CAMEMBERT</text:span><text:span text:style-name="T324"><text:tab/></text:span><text:span text:style-name="T325"><text:tab/></text:span><text:span text:style-name="T326"><text:tab/></text:span><text:span text:style-name="T327"><text:tab/></text:span><text:span text:style-name="T328"><text:tab/></text:span><text:span text:style-name="T329"><text:tab/></text:span><text:span text:style-name="T330"><text:tab/>175,-Kč</text:span><text:span text:style-name="T331"><text:line-break/>FRIED CAMEMBERT / ЖАРЕНЫЙ / GEBRATENER CAMEMBERT<text:s/></text:span></text:h>
      <text:p text:style-name="P332">Hranolky, salát</text:p>
      <text:p text:style-name="P333">French fries, salad<text:s/></text:p>
      <text:p text:style-name="P334">Картошка фри, САЛАТ<text:s/></text:p>
      <text:p text:style-name="P335">Pommes Frites, SALAT<text:s/></text:p>
      <text:p text:style-name="P336"/>
      <text:p text:style-name="P337"/>
      <text:h text:style-name="Nadpis1" text:outline-level="1"><text:span text:style-name="T338">smažený sýr</text:span><text:span text:style-name="T339"><text:tab/></text:span><text:span text:style-name="T340"><text:tab/></text:span><text:span text:style-name="T341"><text:tab/></text:span><text:span text:style-name="T342"><text:tab/></text:span><text:span text:style-name="T343"><text:tab/></text:span><text:span text:style-name="T344"><text:tab/></text:span><text:span text:style-name="T345"><text:tab/></text:span><text:span text:style-name="T346"><text:tab/></text:span><text:span text:style-name="T347"><text:tab/>190,-kč</text:span><text:span text:style-name="T348"><text:line-break/>FRIED CHEESE / ЖАРЕНЫЙ СЫР / panierte KÄSE<text:s/></text:span></text:h>
      <text:p text:style-name="P349">Hranolky, salát</text:p>
      <text:p text:style-name="P350">French fries, salad<text:s/></text:p>
      <text:p text:style-name="P351">Картошка фри, САЛАТ<text:s/></text:p>
      <text:p text:style-name="P352">Pommes Frites, SALAT<text:s/></text:p>
      <text:p text:style-name="test">SALÁTY - SALADS - САЛАТ - SALATE</text:p>
      <text:h text:style-name="Nadpis1" text:outline-level="1"><text:bookmark-start text:name="_Hlk111738277"/><text:span text:style-name="T353">SALÁT CAESAR</text:span><text:span text:style-name="T354"><text:tab/></text:span><text:span text:style-name="T355"><text:tab/></text:span><text:span text:style-name="T356"><text:tab/></text:span><text:span text:style-name="T357"><text:tab/></text:span><text:span text:style-name="T358"><text:tab/></text:span><text:span text:style-name="T359"><text:tab/></text:span><text:span text:style-name="T360"><text:tab/></text:span><text:span text:style-name="T361"><text:tab/>225,-Kč</text:span><text:span text:style-name="T362"><text:line-break/>CAESAR SALAD<text:s/></text:span><text:bookmark-start text:name="_Hlk110377905"/><text:span text:style-name="T363">/ САЛАТ<text:s/></text:span><text:bookmark-end text:name="_Hlk110377905"/><text:span text:style-name="T364">ЦЕЗАРЬ / CAESAR SALAT</text:span><text:bookmark-end text:name="_Hlk111738277"/></text:h>
      <text:p text:style-name="P365">Grilované kuře, salát, rajče, vařené vejce, parmesan</text:p>
      <text:p text:style-name="P366">Grilled chicken, salad, tomato, boiled egg, parmesan</text:p>
      <text:p text:style-name="P367">Курица гриль, салат, помидор, вареное яйцо, пармезан</text:p>
      <text:p text:style-name="P368">Gegrilltes Hähnchen, Salat, Tomate, gekochtes Ei,<text:s/></text:p>
      <text:p text:style-name="P369">Parmesan</text:p>
      <text:p text:style-name="P370"/>
      <text:h text:style-name="Nadpis1" text:outline-level="1"><text:span text:style-name="T371">ŘECKÝ SALÁT</text:span><text:span text:style-name="T372"><text:tab/></text:span><text:span text:style-name="T373"><text:tab/></text:span><text:span text:style-name="T374"><text:tab/></text:span><text:span text:style-name="T375"><text:tab/></text:span><text:span text:style-name="T376"><text:tab/></text:span><text:span text:style-name="T377"><text:tab/></text:span><text:span text:style-name="T378"><text:tab/></text:span><text:span text:style-name="T379"><text:tab/></text:span><text:span text:style-name="T380"><text:tab/>175,-Kč</text:span><text:span text:style-name="T381"><text:line-break/>GREEK SALAD / ГРЕЧЕСКИЙ САЛАТ / GRIECHISCHER SALAT<text:s/></text:span></text:h>
      <text:p text:style-name="P382">Feta sýr, rajče , okurka , cibule , paprika , olivy<text:s/></text:p>
      <text:p text:style-name="P383">Feta cheese, tomato, cucumber, onion, green pepper, olives</text:p>
      <text:p text:style-name="P384">Сыр фета, помидоры, орурец, <text:s/>лук репчатый, болгарский перец,<text:s/></text:p>
      <text:p text:style-name="P385">оливкиFeta-Käse, Tomate, Gurke, Zwiebel, grüne Paprika, Oliven</text:p>
      <text:p text:style-name="P386"/>
      <text:h text:style-name="Nadpis1" text:outline-level="1"><text:span text:style-name="T387">mix salát</text:span><text:span text:style-name="T388"><text:tab/></text:span><text:span text:style-name="T389"><text:tab/></text:span><text:span text:style-name="T390"><text:tab/></text:span><text:span text:style-name="T391"><text:tab/></text:span><text:span text:style-name="T392"><text:tab/></text:span><text:span text:style-name="T393"><text:tab/></text:span><text:span text:style-name="T394"><text:tab/></text:span><text:span text:style-name="T395"><text:tab/></text:span><text:span text:style-name="T396"><text:tab/>145,- kč</text:span></text:h>
      <text:p text:style-name="P397"><text:s/></text:p>
      <text:p text:style-name="P398"/>
      <text:p text:style-name="P399"/>
      <text:p text:style-name="Výraznýcitát"><text:span text:style-name="T400">DĚTSKÉ MENU - CHILDREN'S MENU - ДЕТСКОЕ</text:span><text:span text:style-name="T401"><text:s/></text:span><text:span text:style-name="T402">МЕНЮ - KINDERMENÜ</text:span></text:p>
      <text:h text:style-name="Nadpis1" text:outline-level="1"><text:span text:style-name="T403">KUŘECÍ FILET A Hranolky</text:span><text:span text:style-name="T404"><text:tab/></text:span><text:span text:style-name="T405"><text:tab/></text:span><text:span text:style-name="T406"><text:tab/></text:span><text:span text:style-name="T407"><text:tab/></text:span><text:span text:style-name="T408"><text:tab/></text:span><text:span text:style-name="T409"><text:tab/></text:span><text:span text:style-name="T410"><text:tab/>150, - Kč</text:span><text:line-break/><text:span text:style-name="T411">CHICKEN FILET AND FRENCH FRIES / Куриное филе и картошка фри / HÜHNERFILET UND POMMES FRITES</text:span></text:h>
      <text:p text:style-name="Normální"/>
      <text:h text:style-name="Nadpis1" text:outline-level="1"><text:span text:style-name="T412">HRANOLKY</text:span><text:span text:style-name="T413"><text:tab/></text:span><text:span text:style-name="T414"><text:tab/></text:span><text:span text:style-name="T415"><text:tab/></text:span><text:span text:style-name="T416"><text:tab/></text:span><text:span text:style-name="T417"><text:tab/></text:span><text:span text:style-name="T418"><text:tab/></text:span><text:span text:style-name="T419"><text:tab/></text:span><text:span text:style-name="T420"><text:tab/></text:span><text:span text:style-name="T421"><text:tab/>65,- KČ</text:span><text:span text:style-name="T422"><text:line-break/>FRENCH FRIES / ФРАНЦУЗСКАЯ КАРТОШКА ФРИ / POMMES FRITTES</text:span></text:h>
      <text:p text:style-name="test">DEZERTY - DESSERT - ДЕССЕРТЫ</text:p>
      <text:h text:style-name="Nadpis1" text:outline-level="1"><text:span text:style-name="T423">CHEESCAKE S JAHODOVOU POLEVOU</text:span><text:span text:style-name="T424"><text:tab/></text:span><text:span text:style-name="T425"><text:tab/></text:span><text:span text:style-name="T426"><text:tab/></text:span><text:span text:style-name="T427"><text:tab/></text:span><text:span text:style-name="T428"><text:tab/>90,-Kč</text:span><text:span text:style-name="T429"><text:line-break/>CHEESECAKE WITH STRAWBERRY SAUCE / ЧИЗКЕЙК С КЛУБНИЧНЫМ СОУСОМ / KÄSEKUCHEN MIT ERDBEERSAUCE</text:span></text:h>
      <text:p text:style-name="P430"/>
      <text:h text:style-name="Nadpis1" text:outline-level="1"><text:span text:style-name="T431">dezert dle denní nabídky</text:span><text:span text:style-name="T432"><text:tab/></text:span><text:span text:style-name="T433"><text:tab/></text:span><text:span text:style-name="T434"><text:tab/></text:span><text:span text:style-name="T435"><text:tab/></text:span><text:span text:style-name="T436"><text:tab/></text:span><text:span text:style-name="T437"><text:tab/>90,-Kč</text:span><text:span text:style-name="T438"><text:line-break/>DESSERT of the day / ДЕСЕРТ В СООТВЕТСТВИИ С ДНЕВНЫМ ПРЕДЛОЖЕНИЕМ / tages desert</text:span></text:h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3763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ální" style:display-name="Normální" style:family="paragraph">
      <style:text-properties style:font-name-complex="Calibri" style:language-asian="cs" style:country-asian="CZ" fo:hyphenate="false"/>
    </style:style>
    <style:style style:name="Standardnípísmoodstavce" style:display-name="Standardní písmo odstavce" style:family="text"/>
    <style:style style:name="WW_CharLFO1LVL1" style:family="text">
      <style:text-properties style:use-window-font-color="true" fo:font-size="16pt" style:font-size-asian="16pt" style:font-size-complex="16pt"/>
    </style:style>
    <text:list-style style:name="WW_OutlineListStyle_3" style:display-name="WW_OutlineListStyle_3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ypertextovýodkaz" style:display-name="Hypertextový odkaz" style:family="text" style:parent-style-name="Standardnípísmoodstavc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="Calibri" style:font-name-asian="Calibri" style:font-name-complex="Calibri" style:language-asian="cs" style:country-asian="CZ"/>
    </style:style>
    <style:style style:name="Výraznýcitát" style:display-name="Výrazný citát" style:family="paragraph" style:parent-style-name="Normální" style:next-style-name="Normální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VýraznýcitátChar" style:display-name="Výrazný citát Char" style:family="text" style:parent-style-name="Standardnípísmoodstavce">
      <style:text-properties style:font-name="Calibri" style:font-name-asian="Calibri" style:font-name-complex="Calibri" fo:font-style="italic" style:font-style-asian="italic" style:font-style-complex="italic" fo:color="#4472C4" style:language-asian="cs" style:country-asian="CZ"/>
    </style:style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="Calibri" style:font-name-asian="Calibri" style:font-name-complex="Calibri" style:language-asian="cs" style:country-asian="CZ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 style:language-asian="cs" style:country-asian="CZ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2F5496" fo:font-size="13pt" style:font-size-asian="13pt" style:font-size-complex="13pt" style:language-asian="cs" style:country-asian="CZ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color="#1F3763" fo:font-size="12pt" style:font-size-asian="12pt" style:font-size-complex="12pt" style:language-asian="cs" style:country-asian="CZ"/>
    </style:style>
    <style:style style:name="Nadpis4Char" style:display-name="Nadpis 4 Char" style:family="text" style:parent-style-name="Standardnípísmoodstavce">
      <style:text-properties style:font-name="Calibri Light" style:font-name-asian="Times New Roman" style:font-name-complex="Times New Roman" fo:font-style="italic" style:font-style-asian="italic" style:font-style-complex="italic" fo:color="#2F5496" style:language-asian="cs" style:country-asian="CZ"/>
    </style:style>
    <style:style style:name="Nadpis5Char" style:display-name="Nadpis 5 Char" style:family="text" style:parent-style-name="Standardnípísmoodstavce">
      <style:text-properties style:font-name="Calibri Light" style:font-name-asian="Times New Roman" style:font-name-complex="Times New Roman" fo:color="#2F5496" style:language-asian="cs" style:country-asian="CZ"/>
    </style:style>
    <style:style style:name="Nadpis6Char" style:display-name="Nadpis 6 Char" style:family="text" style:parent-style-name="Standardnípísmoodstavce">
      <style:text-properties style:font-name="Calibri Light" style:font-name-asian="Times New Roman" style:font-name-complex="Times New Roman" fo:color="#1F3763" style:language-asian="cs" style:country-asian="CZ"/>
    </style:style>
    <style:style style:name="Nadpis7Char" style:display-name="Nadpis 7 Char" style:family="text" style:parent-style-name="Standardnípísmoodstavce">
      <style:text-properties style:font-name="Calibri Light" style:font-name-asian="Times New Roman" style:font-name-complex="Times New Roman" fo:font-style="italic" style:font-style-asian="italic" style:font-style-complex="italic" fo:color="#1F3763" style:language-asian="cs" style:country-asian="CZ"/>
    </style:style>
    <style:style style:name="Nadpis8Char" style:display-name="Nadpis 8 Char" style:family="text" style:parent-style-name="Standardnípísmoodstavce">
      <style:text-properties style:font-name="Calibri Light" style:font-name-asian="Times New Roman" style:font-name-complex="Times New Roman" fo:color="#272727" fo:font-size="10.5pt" style:font-size-asian="10.5pt" style:font-size-complex="10.5pt" style:language-asian="cs" style:country-asian="CZ"/>
    </style:style>
    <style:style style:name="Nadpis9Char" style:display-name="Nadpis 9 Char" style:family="text" style:parent-style-name="Standardnípísmoodstavce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style:language-asian="cs" style:country-asian="CZ"/>
    </style:style>
    <style:style style:name="Odkazintenzivní" style:display-name="Odkaz – intenzivní" style:family="text" style:parent-style-name="Standardnípísmoodstavce">
      <style:text-properties fo:font-weight="bold" style:font-weight-asian="bold" style:font-weight-complex="bold" fo:font-variant="small-caps" fo:color="#4472C4" fo:letter-spacing="0.0034in"/>
    </style:style>
    <style:style style:name="test" style:display-name="test" style:family="paragraph" style:parent-style-name="Výraznýcitát">
      <style:text-properties fo:font-weight="bold" style:font-weight-asian="bold" style:font-weight-complex="bold" fo:color="#FCDC17" fo:font-size="16pt" style:font-size-asian="16pt" style:font-size-complex="16pt" fo:hyphenate="false"/>
    </style:style>
    <style:style style:name="VýraznýcitátChar1" style:display-name="Výrazný citát Char1" style:family="text" style:parent-style-name="Standardnípísmoodstavce">
      <style:text-properties style:font-name-complex="Calibri" fo:font-style="italic" style:font-style-asian="italic" style:font-style-complex="italic" fo:color="#4472C4" style:language-asian="cs" style:country-asian="CZ"/>
    </style:style>
    <style:style style:name="testChar" style:display-name="test Char" style:family="text" style:parent-style-name="VýraznýcitátChar1">
      <style:text-properties style:font-name-complex="Calibri" fo:font-weight="bold" style:font-weight-asian="bold" style:font-weight-complex="bold" fo:font-style="italic" style:font-style-asian="italic" style:font-style-complex="italic" fo:color="#FCDC17" fo:font-size="16pt" style:font-size-asian="16pt" style:font-size-complex="16pt" style:language-asian="cs" style:country-asian="CZ"/>
    </style:style>
    <style:style style:name="Nevyřešenázmínka" style:display-name="Nevyřešená zmínka" style:family="text" style:parent-style-name="Standardnípísmoodstavce">
      <style:text-properties fo:color="#605E5C" fo:background-color="#E1DFDD"/>
    </style:style>
    <style:style style:name="WW_CharLFO2LVL1" style:family="text">
      <style:text-properties fo:font-weight="normal" style:font-weight-asian="normal" style:font-weight-complex="normal" style:use-window-font-color="true" fo:font-size="16pt" style:font-size-asian="16pt" style:font-size-complex="16pt"/>
    </style:style>
    <text:list-style style:name="WW_OutlineListStyle_2" style:display-name="WW_OutlineListStyle_2">
      <text:list-level-style-number text:level="1" text:style-name="WW_CharLFO2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use-window-font-color="true" fo:font-size="16pt" style:font-size-asian="16pt" style:font-size-complex="16pt"/>
    </style:style>
    <text:list-style style:name="WW_OutlineListStyle_1" style:display-name="WW_OutlineListStyle_1">
      <text:list-level-style-number text:level="1" text:style-name="WW_CharLFO3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use-window-font-color="true" fo:font-size="16pt" style:font-size-asian="16pt" style:font-size-complex="16pt"/>
    </style:style>
    <text:outline-style style:name="WW_OutlineListStyle_4">
      <text:outline-level-style text:level="1" text:style-name="WW_CharOUTLINE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ální" style:family="paragraph">
      <style:paragraph-properties fo:text-align="center"/>
    </style:style>
    <style:style style:name="T3" style:parent-style-name="Standardnípísmoodstavce" style:family="text">
      <style:text-properties fo:color="#FCDC17" fo:font-size="16pt" style:font-size-asian="16pt" style:font-size-complex="16pt"/>
    </style:style>
    <style:style style:name="T4" style:parent-style-name="Standardnípísmoodstavce" style:family="text">
      <style:text-properties fo:font-weight="bold" style:font-weight-asian="bold" fo:text-transform="uppercase" fo:color="#FCDC17" fo:font-size="16pt" style:font-size-asian="16pt" style:font-size-complex="16pt"/>
    </style:style>
    <style:style style:name="P5" style:parent-style-name="Normální" style:family="paragraph">
      <style:paragraph-properties fo:text-align="center"/>
    </style:style>
    <style:style style:name="T6" style:parent-style-name="Standardnípísmoodstavce" style:family="text">
      <style:text-properties fo:font-weight="bold" style:font-weight-asian="bold" fo:text-transform="uppercase" fo:color="#FCDC17" fo:font-size="26pt" style:font-size-asian="26pt" style:font-size-complex="26pt" style:text-underline-type="single" style:text-underline-style="solid" style:text-underline-width="auto" style:text-underline-mode="continuous"/>
    </style:style>
    <style:style style:name="P7" style:parent-style-name="Zápatí" style:family="paragraph">
      <style:paragraph-properties fo:text-indent="1.475in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Obrázek 3" text:anchor-type="paragraph" svg:x="0in" svg:y="-0.04331in" svg:width="0.90752in" svg:height="1.0498in" style:rel-width="scale" style:rel-height="scale"><draw:image xlink:href="media/image1.png" xlink:type="simple" xlink:show="embed" xlink:actuate="onLoad"/><svg:title/><svg:desc/></draw:frame></text:span><text:span text:style-name="T4"><text:s text:c="3"/>Vítejte v restauraci <text:s text:c="3"/></text:span></text:p>
        <text:p text:style-name="P5"><text:span text:style-name="T6">U ZLATÉ KACHNY</text:span></text:p>
      </style:header>
      <style:footer>
        <text:p text:style-name="P7"><draw:frame draw:z-index="251662336" draw:style-name="a1" draw:name="Obrázek 2" text:anchor-type="paragraph" svg:x="-0.02289in" svg:y="0.09171in" svg:width="0.53774in" svg:height="0.53774in" style:rel-width="scale" style:rel-height="scale"><draw:image xlink:href="media/image2.png" xlink:type="simple" xlink:show="embed" xlink:actuate="onLoad"/><svg:title/><svg:desc/></draw:frame><draw:frame draw:z-index="251661312" draw:style-name="a2" draw:name="Obrázek 4" text:anchor-type="paragraph" svg:x="0.57053in" svg:y="0.00069in" svg:width="0.72642in" svg:height="0.72642in" style:rel-width="scale" style:rel-height="scale"><draw:image xlink:href="media/image3.png" xlink:type="simple" xlink:show="embed" xlink:actuate="onLoad"/><svg:title/><svg:desc/></draw:frame>Facebook:<text:s/><text:a xlink:href="https://facebook.com/u.zlate.kachny.vary" office:target-frame-name="_top" xlink:show="replace"><text:span text:style-name="Hypertextovýodkaz">https://facebook.com/u.zlate.kachny.vary</text:span></text:a><text:tab/>Strana:<text:page-number text:fixed="false">2</text:page-number></text:p>
        <text:p text:style-name="Zápatí"><text:s text:c="43"/>Webové stránky:<text:s/><text:a xlink:href="https://uzlatekachny.com" office:target-frame-name="_top" xlink:show="replace"><text:span text:style-name="Hypertextovýodkaz">https://uzlatekachny.com</text:span></text:a></text:p>
        <text:p text:style-name="Zápatí"><text:tab/><text:s text:c="28"/>Elektronická verze tohoto menu:<text:s/><text:a xlink:href="https://uzlatekachny.com/menu.pdf" office:target-frame-name="_top" xlink:show="replace"><text:span text:style-name="Hypertextovýodkaz">https://uzlatekachny.com/menu.pdf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ob</meta:initial-creator>
    <dc:creator>NĚMEC Jiří (EQUANS CZ)</dc:creator>
    <meta:creation-date>2022-10-26T06:54:00Z</meta:creation-date>
    <dc:date>2022-11-01T13:37:00Z</dc:date>
    <meta:print-date>2022-11-01T13:36:00Z</meta:print-date>
    <meta:template xlink:href="Normal.dotm" xlink:type="simple"/>
    <meta:editing-cycles>58</meta:editing-cycles>
    <meta:editing-duration>PT12600S</meta:editing-duration>
    <meta:user-defined meta:name="MSIP_Label_64a238cc-6af3-4341-9d32-201b7e04331f_Enabled">true</meta:user-defined>
    <meta:user-defined meta:name="MSIP_Label_64a238cc-6af3-4341-9d32-201b7e04331f_SetDate">2022-10-26T06:53:15Z</meta:user-defined>
    <meta:user-defined meta:name="MSIP_Label_64a238cc-6af3-4341-9d32-201b7e04331f_Method">Standard</meta:user-defined>
    <meta:user-defined meta:name="MSIP_Label_64a238cc-6af3-4341-9d32-201b7e04331f_Name">Internal</meta:user-defined>
    <meta:user-defined meta:name="MSIP_Label_64a238cc-6af3-4341-9d32-201b7e04331f_SiteId">09ebfde1-6505-4c31-942f-18875ff0189d</meta:user-defined>
    <meta:user-defined meta:name="MSIP_Label_64a238cc-6af3-4341-9d32-201b7e04331f_ActionId">5b9e94cd-190d-41a3-8b05-71baa96a46bb</meta:user-defined>
    <meta:user-defined meta:name="MSIP_Label_64a238cc-6af3-4341-9d32-201b7e04331f_ContentBits">0</meta:user-defined>
    <meta:document-statistic meta:page-count="8" meta:paragraph-count="14" meta:word-count="1039" meta:character-count="7161" meta:row-count="51" meta:non-whitespace-character-count="6136"/>
  </office:meta>
</office:document-meta>
</file>